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in" fo:border="none"/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rite a Java program that can simulate a simple calculator, using the Java console as the exclusive input and output device. That is, each input to the calculator, be it a number, like 12.34 or 1034, or an operator, like + or =, can be done on a separate line. After each such input, you should output to the Java console what would be displayed on your calculator. For example,</text:p>
      <text:p text:style-name="P1"><text:tab/>sqrt(144) / (17 - 5) + 2</text:p>
      <text:p text:style-name="Text_20_body">would yield the value 3.</text:p>
      <text:p text:style-name="Text_20_body">Implement at least the following operations: Addition, Subtraction, Multiplication, Modulus, Exponentiation and Square Root and the use of parentheses for grouping. Your program should thrown an exception if the expression is invalid. For example, the expression</text:p>
      <text:p text:style-name="P1"><text:tab/>sqrt(144) / (17 - + 2</text:p>
      <text:p text:style-name="Text_20_body">is invalid since is both missing an operand and missing a closing parentheses.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4T13:31:41.263203136</meta:creation-date>
    <dc:date>2020-02-04T13:32:34.644890581</dc:date>
    <meta:editing-duration>PT54S</meta:editing-duration>
    <meta:editing-cycles>1</meta:editing-cycles>
    <meta:generator>LibreOffice/6.3.4.2$Linux_X86_64 LibreOffice_project/30$Build-2</meta:generator>
    <meta:document-statistic meta:table-count="0" meta:image-count="0" meta:object-count="0" meta:page-count="1" meta:paragraph-count="6" meta:word-count="137" meta:character-count="789" meta:non-whitespace-character-count="656"/>
  </office:meta>
</office:document-meta>
</file>